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yhǎ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16:39.016027073</dc:date>
    <meta:editing-duration>PT11M59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15" meta:word-count="83" meta:character-count="629" meta:non-whitespace-character-count="562"/>
  </office:meta>
</office:document-meta>
</file>